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a688" officeooo:paragraph-rsid="0002a688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2a688" officeooo:paragraph-rsid="0002a68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a688" officeooo:paragraph-rsid="0002a68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2a688" officeooo:paragraph-rsid="0004377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2a688" officeooo:paragraph-rsid="0007484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55522" officeooo:paragraph-rsid="0005552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74842" officeooo:paragraph-rsid="00074842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3773" style:font-weight-asian="normal" style:font-weight-complex="normal"/>
    </style:style>
    <style:style style:name="T4" style:family="text">
      <style:text-properties fo:font-weight="normal" officeooo:rsid="00055522" style:font-weight-asian="normal" style:font-weight-complex="normal"/>
    </style:style>
    <style:style style:name="T5" style:family="text">
      <style:text-properties fo:font-weight="normal" officeooo:rsid="000748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projektu T11</text:p>
      <text:p text:style-name="P2">Piotr Maślankowski</text:p>
      <text:p text:style-name="P3"/>
      <text:p text:style-name="P5">1.<text:span text:style-name="T1">Komunikacja z użytkownikiem</text:span></text:p>
      <text:p text:style-name="P5"><text:span text:style-name="T1"><text:tab/></text:span><text:span text:style-name="T2">Program będzie komunikował się z użytkownikiem za pomocą okien dialogowych, pasków narzędziowych oraz narysowanej krzyżówki z możliwością wpisywania liter. W górnej części głównego okna umieszczony zostanie pasek narzędzi z przyciskami: tworzenia, otwierania, zapisu oraz zamykania krzyżówki. Po naciśnięciu któregoś z nich, otworzone zostanie okno dialogowe pobierające od użytkownika odpowiednie informacje: np. rozmiary i nazwę nowej krzyżówki , ścieżkę do właściwego pliku itp. </text:span><text:span text:style-name="T4">Możliwe, że umieszczę tam również przycisk pomocy otwierając</text:span><text:span text:style-name="T5">y</text:span><text:span text:style-name="T4"> ok</text:span><text:span text:style-name="T5">ie</text:span><text:span text:style-name="T4">n</text:span><text:span text:style-name="T5">k</text:span><text:span text:style-name="T4">o z instrukcją obsługi programu. </text:span></text:p>
      <text:p text:style-name="P5"><text:span text:style-name="T4"><text:tab/></text:span><text:span text:style-name="T2">Po prawej stronie tego paska umieszczone zostaną przyciski działań na konkretnej krzyżówce tj.:</text:span></text:p>
      <text:p text:style-name="P3"><text:span text:style-name="T2"><text:tab/>-przycisk dodawania i usuwania pól ograniczających – po jego włączeniu <text:s text:c="10"/><text:tab/> można będzie dodać lub usunąć czarne pole rozdzielające poprzez kliknięcie <text:tab/> na wybraną komórkę krzyżówki.</text:span></text:p>
      <text:p text:style-name="P3"><text:span text:style-name="T2"><text:tab/>-przycisk zaznaczania </text:span><text:span text:style-name="T3">poziomego </text:span><text:span text:style-name="T2">– po jego włączeniu następne <text:tab/> <text:s/><text:tab/> <text:tab/> kliknięcie na polu krzyżówki spowoduje zaznaczenie </text:span><text:span text:style-name="T3">poziomego wyrazu <text:tab/> <text:tab/> zawierającego dane pole.</text:span></text:p>
      <text:p text:style-name="P4"><text:span text:style-name="T2"><text:tab/>-</text:span><text:span text:style-name="T3">przycisk zaznaczania pionowego – analogicznie, służy do zaznaczania <text:tab/> <text:tab/> pionowych wyrazów.</text:span></text:p>
      <text:p text:style-name="P4"><text:span text:style-name="T2"><text:tab/>-przycisk podpowiedzi – aktywny tylko </text:span><text:span text:style-name="T3">wtedy</text:span><text:span text:style-name="T2">, gdy wcześniej zaznaczono <text:tab/> <text:tab/> pewien wyraz. Jego naciśnięcie wywoła nowe okno wyświetlające słowa <text:tab/> <text:tab/> pasujące na wskazane miejsce. Program wybierze je ze słownika, następnie <text:tab/> wypisze kilka propozycji </text:span><text:span text:style-name="T3">w</text:span><text:span text:style-name="T2"> losowej kolejności oraz poinformuje o liczbie <text:tab/> <text:tab/> wszystkich słów, które można w tym miejscu umieścić. </text:span></text:p>
      <text:p text:style-name="P6"/>
      <text:p text:style-name="P6"><text:tab/>Poniżej paska narzędziowego znajduje się biały obszar, na którym wyświetlana będzie krzyżówka. Uzupełnianie pól krzyżówki jest intuicyjne – wystarczy kliknąć na wybraną komórkę, a następnie wprowadzić literę z klawiatury.</text:p>
      <text:p text:style-name="P6"/>
      <text:p text:style-name="P7">2.<text:span text:style-name="T1">Podział programu na moduły</text:span></text:p>
      <text:p text:style-name="P7"><text:span text:style-name="T2"><text:tab/>Przyjąłem następującą konwencję podziału na moduły: program składał się będzie z osobnego modułu do obsługi każdego okna dialogowego, dodatkowo oddzielny moduł zajmie się otwieraniem plików ze słownikiem i szukaniem słów pasujących na dane miejsce. Możliwe implementacje niestandardowych struktur danych również zostaną umieszczone w osobnych modułach (przewiduję możliwość użycia listy do wczytywania nieznanej z góry liczby słów ze słownik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Maślankowski</meta:initial-creator>
    <meta:creation-date>2016-01-12T09:47:43.248682117</meta:creation-date>
    <dc:date>2016-01-12T10:54:52.184195882</dc:date>
    <dc:creator>Piotr Maślankowski</dc:creator>
    <meta:editing-duration>PT1M48S</meta:editing-duration>
    <meta:editing-cycles>1</meta:editing-cycles>
    <meta:document-statistic meta:table-count="0" meta:image-count="0" meta:object-count="0" meta:page-count="1" meta:paragraph-count="12" meta:word-count="281" meta:character-count="2238" meta:non-whitespace-character-count="1911"/>
    <meta:generator>LibreOffice/4.2.8.2$Linux_X86_64 LibreOffice_project/420m0$Build-2</meta:generator>
  </office:meta>
</office:document-meta>
</file>